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6097in" table:align="left" style:writing-mode="lr-tb"/>
    </style:style>
    <style:style style:name="Table1.A" style:family="table-column">
      <style:table-column-properties style:column-width="4.6in"/>
    </style:style>
    <style:style style:name="Table1.B" style:family="table-column">
      <style:table-column-properties style:column-width="1.0097in"/>
    </style:style>
    <style:style style:name="Table1.A1" style:family="table-cell">
      <style:table-cell-properties style:vertical-align="middle" fo:padding="0in" fo:border="none"/>
    </style:style>
    <style:style style:name="P1" style:family="paragraph" style:parent-style-name="Text_20_body">
      <style:text-properties officeooo:paragraph-rsid="009a65b7"/>
    </style:style>
    <style:style style:name="P2" style:family="paragraph" style:parent-style-name="Text_20_body">
      <style:text-properties officeooo:paragraph-rsid="00909d2a"/>
    </style:style>
    <style:style style:name="P3" style:family="paragraph" style:parent-style-name="Text_20_body">
      <style:text-properties officeooo:rsid="009c86d7" officeooo:paragraph-rsid="00ae870d"/>
    </style:style>
    <style:style style:name="P4" style:family="paragraph" style:parent-style-name="Text_20_body">
      <style:text-properties officeooo:rsid="009c86d7" officeooo:paragraph-rsid="00b3ef37"/>
    </style:style>
    <style:style style:name="P5" style:family="paragraph" style:parent-style-name="Text_20_body">
      <style:text-properties officeooo:paragraph-rsid="0090f018"/>
    </style:style>
    <style:style style:name="P6" style:family="paragraph" style:parent-style-name="Text_20_body">
      <style:text-properties officeooo:rsid="009ff433" officeooo:paragraph-rsid="009ff433"/>
    </style:style>
    <style:style style:name="P7" style:family="paragraph" style:parent-style-name="Text_20_body">
      <style:text-properties officeooo:rsid="009a65b7" officeooo:paragraph-rsid="00a3ec07"/>
    </style:style>
    <style:style style:name="P8" style:family="paragraph" style:parent-style-name="Text_20_body">
      <style:text-properties officeooo:rsid="00a15635" officeooo:paragraph-rsid="00a15635"/>
    </style:style>
    <style:style style:name="P9" style:family="paragraph" style:parent-style-name="Text_20_body">
      <style:text-properties officeooo:rsid="00a3ec07" officeooo:paragraph-rsid="00a3ec07"/>
    </style:style>
    <style:style style:name="P10" style:family="paragraph" style:parent-style-name="Text_20_body">
      <style:text-properties officeooo:rsid="00a568cd" officeooo:paragraph-rsid="00a568cd"/>
    </style:style>
    <style:style style:name="P11" style:family="paragraph" style:parent-style-name="Text_20_body">
      <style:text-properties officeooo:rsid="00a568cd" officeooo:paragraph-rsid="00ab2c09"/>
    </style:style>
    <style:style style:name="P12" style:family="paragraph" style:parent-style-name="Text_20_body">
      <style:text-properties officeooo:paragraph-rsid="00a59f5a"/>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rsid="00a9a912" officeooo:paragraph-rsid="00a9a912"/>
    </style:style>
    <style:style style:name="P15" style:family="paragraph" style:parent-style-name="Text_20_body">
      <style:text-properties officeooo:paragraph-rsid="00aad2aa"/>
    </style:style>
    <style:style style:name="P16" style:family="paragraph" style:parent-style-name="Text_20_body">
      <style:text-properties officeooo:rsid="00b031ba" officeooo:paragraph-rsid="00b031ba"/>
    </style:style>
    <style:style style:name="P17" style:family="paragraph" style:parent-style-name="Text_20_body">
      <style:text-properties officeooo:paragraph-rsid="00b3db3e"/>
    </style:style>
    <style:style style:name="P18" style:family="paragraph" style:parent-style-name="Text_20_body">
      <style:text-properties officeooo:rsid="00b3db3e" officeooo:paragraph-rsid="00b3db3e"/>
    </style:style>
    <style:style style:name="P19" style:family="paragraph" style:parent-style-name="Text_20_body">
      <style:text-properties officeooo:rsid="00b3ef37" officeooo:paragraph-rsid="00b3ef37"/>
    </style:style>
    <style:style style:name="P20" style:family="paragraph" style:parent-style-name="Text_20_body">
      <style:text-properties officeooo:rsid="00b4c7f8" officeooo:paragraph-rsid="00b4c7f8"/>
    </style:style>
    <style:style style:name="P21" style:family="paragraph" style:parent-style-name="Text_20_body">
      <style:text-properties officeooo:rsid="00b4c7f8" officeooo:paragraph-rsid="00b68143"/>
    </style:style>
    <style:style style:name="P22" style:family="paragraph" style:parent-style-name="Text_20_body">
      <style:text-properties officeooo:rsid="00b68143" officeooo:paragraph-rsid="00b68143"/>
    </style:style>
    <style:style style:name="P23" style:family="paragraph" style:parent-style-name="Text_20_body">
      <style:text-properties officeooo:paragraph-rsid="00b68143"/>
    </style:style>
    <style:style style:name="P24" style:family="paragraph" style:parent-style-name="Text_20_body">
      <style:text-properties officeooo:paragraph-rsid="00b7b5a4"/>
    </style:style>
    <style:style style:name="P25" style:family="paragraph" style:parent-style-name="Table_20_Contents">
      <style:paragraph-properties fo:text-align="end" style:justify-single-word="false"/>
    </style:style>
    <style:style style:name="P26" style:family="paragraph" style:parent-style-name="Text_20_body">
      <style:text-properties officeooo:rsid="00a2fe3c"/>
    </style:style>
    <style:style style:name="P27" style:family="paragraph" style:parent-style-name="Text_20_body">
      <style:text-properties officeooo:rsid="00b3db3e" officeooo:paragraph-rsid="00b3db3e"/>
    </style:style>
    <style:style style:name="P28" style:family="paragraph" style:parent-style-name="Text_20_body">
      <style:text-properties officeooo:rsid="00b3ef37" officeooo:paragraph-rsid="00b3ef37"/>
    </style:style>
    <style:style style:name="P29" style:family="paragraph" style:parent-style-name="Text_20_body">
      <style:text-properties officeooo:rsid="00b68143" officeooo:paragraph-rsid="00b7b5a4"/>
    </style:style>
    <style:style style:name="P30" style:family="paragraph" style:parent-style-name="Text_20_body">
      <style:text-properties officeooo:rsid="00a568cd" officeooo:paragraph-rsid="00a59f5a"/>
    </style:style>
    <style:style style:name="P31" style:family="paragraph" style:parent-style-name="Text_20_body">
      <style:text-properties fo:font-weight="bold" officeooo:rsid="005dca5f" officeooo:paragraph-rsid="0093e0d2" style:font-weight-asian="bold" style:font-weight-complex="bold"/>
    </style:style>
    <style:style style:name="P32" style:family="paragraph" style:parent-style-name="Text_20_body">
      <style:text-properties officeooo:rsid="00b7b76d" officeooo:paragraph-rsid="00b7b76d"/>
    </style:style>
    <style:style style:name="T1" style:family="text">
      <style:text-properties fo:font-weight="bold" style:font-weight-asian="bold" style:font-weight-complex="bold"/>
    </style:style>
    <style:style style:name="T2" style:family="text">
      <style:text-properties fo:font-weight="bold" officeooo:rsid="005ee121" style:font-weight-asian="bold" style:font-weight-complex="bold"/>
    </style:style>
    <style:style style:name="T3" style:family="text">
      <style:text-properties fo:font-weight="bold" officeooo:rsid="008be1ea" style:font-weight-asian="bold" style:font-weight-complex="bold"/>
    </style:style>
    <style:style style:name="T4" style:family="text">
      <style:text-properties fo:font-weight="bold" officeooo:rsid="0090f018" style:font-weight-asian="bold" style:font-weight-complex="bold"/>
    </style:style>
    <style:style style:name="T5" style:family="text">
      <style:text-properties fo:font-weight="bold" officeooo:rsid="00909d2a" style:font-weight-asian="bold" style:font-weight-complex="bold"/>
    </style:style>
    <style:style style:name="T6" style:family="text">
      <style:text-properties fo:font-weight="bold" officeooo:rsid="00982506" style:font-weight-asian="bold" style:font-weight-complex="bold"/>
    </style:style>
    <style:style style:name="T7" style:family="text">
      <style:text-properties fo:font-weight="bold" officeooo:rsid="009a65b7" style:font-weight-asian="bold" style:font-weight-complex="bold"/>
    </style:style>
    <style:style style:name="T8" style:family="text">
      <style:text-properties fo:font-weight="bold" officeooo:rsid="009a75f6" style:font-weight-asian="bold" style:font-weight-complex="bold"/>
    </style:style>
    <style:style style:name="T9" style:family="text">
      <style:text-properties fo:font-weight="bold" officeooo:rsid="0029c951" style:font-weight-asian="bold" style:font-weight-complex="bold"/>
    </style:style>
    <style:style style:name="T10" style:family="text">
      <style:text-properties fo:font-weight="bold" officeooo:rsid="00a2fe3c" style:font-weight-asian="bold" style:font-weight-complex="bold"/>
    </style:style>
    <style:style style:name="T11" style:family="text">
      <style:text-properties fo:font-weight="bold" officeooo:rsid="00a59f5a" style:font-weight-asian="bold" style:font-weight-complex="bold"/>
    </style:style>
    <style:style style:name="T12" style:family="text">
      <style:text-properties fo:font-weight="bold" officeooo:rsid="00a9a07f" style:font-weight-asian="bold" style:font-weight-complex="bold"/>
    </style:style>
    <style:style style:name="T13" style:family="text">
      <style:text-properties fo:font-weight="bold" officeooo:rsid="00ace2bb" style:font-weight-asian="bold" style:font-weight-complex="bold"/>
    </style:style>
    <style:style style:name="T14" style:family="text">
      <style:text-properties fo:font-weight="bold" officeooo:rsid="00b3ef37" style:font-weight-asian="bold" style:font-weight-complex="bold"/>
    </style:style>
    <style:style style:name="T15" style:family="text">
      <style:text-properties fo:font-weight="bold" officeooo:rsid="00b4bd80" style:font-weight-asian="bold" style:font-weight-complex="bold"/>
    </style:style>
    <style:style style:name="T16" style:family="text">
      <style:text-properties fo:font-weight="bold" officeooo:rsid="00b262f0" style:font-weight-asian="bold" style:font-weight-complex="bold"/>
    </style:style>
    <style:style style:name="T17" style:family="text">
      <style:text-properties officeooo:rsid="005ee121"/>
    </style:style>
    <style:style style:name="T18" style:family="text">
      <style:text-properties officeooo:rsid="0087521b"/>
    </style:style>
    <style:style style:name="T19" style:family="text">
      <style:text-properties officeooo:rsid="008be1ea"/>
    </style:style>
    <style:style style:name="T20" style:family="text">
      <style:text-properties officeooo:rsid="00909d2a"/>
    </style:style>
    <style:style style:name="T21" style:family="text">
      <style:text-properties officeooo:rsid="00954dec"/>
    </style:style>
    <style:style style:name="T22" style:family="text">
      <style:text-properties officeooo:rsid="009a65b7"/>
    </style:style>
    <style:style style:name="T23" style:family="text">
      <style:text-properties officeooo:rsid="009dfa9b"/>
    </style:style>
    <style:style style:name="T24" style:family="text">
      <style:text-properties officeooo:rsid="00a2fe3c"/>
    </style:style>
    <style:style style:name="T25" style:family="text">
      <style:text-properties officeooo:rsid="00a3ec07"/>
    </style:style>
    <style:style style:name="T26" style:family="text">
      <style:text-properties officeooo:rsid="00a59f5a"/>
    </style:style>
    <style:style style:name="T27" style:family="text">
      <style:text-properties officeooo:rsid="00a78939"/>
    </style:style>
    <style:style style:name="T28" style:family="text">
      <style:text-properties officeooo:rsid="00a9a07f"/>
    </style:style>
    <style:style style:name="T29" style:family="text">
      <style:text-properties officeooo:rsid="00a9a912"/>
    </style:style>
    <style:style style:name="T30" style:family="text">
      <style:text-properties officeooo:rsid="00aad2aa"/>
    </style:style>
    <style:style style:name="T31" style:family="text">
      <style:text-properties style:text-position="super 58%" officeooo:rsid="0090f018"/>
    </style:style>
    <style:style style:name="T32" style:family="text">
      <style:text-properties officeooo:rsid="0090f018"/>
    </style:style>
    <style:style style:name="T33" style:family="text">
      <style:text-properties fo:font-weight="normal" officeooo:rsid="0090f018" style:font-weight-asian="normal" style:font-weight-complex="normal"/>
    </style:style>
    <style:style style:name="T34" style:family="text">
      <style:text-properties fo:font-weight="normal" officeooo:rsid="0082d22b" style:font-weight-asian="normal" style:font-weight-complex="normal"/>
    </style:style>
    <style:style style:name="T35" style:family="text">
      <style:text-properties fo:font-weight="normal" officeooo:rsid="00ab2c09" style:font-weight-asian="normal" style:font-weight-complex="normal"/>
    </style:style>
    <style:style style:name="T36" style:family="text">
      <style:text-properties fo:font-weight="normal" officeooo:rsid="00ae870d" style:font-weight-asian="normal" style:font-weight-complex="normal"/>
    </style:style>
    <style:style style:name="T37" style:family="text">
      <style:text-properties officeooo:rsid="00b262f0"/>
    </style:style>
    <style:style style:name="T38" style:family="text">
      <style:text-properties officeooo:rsid="00b3db3e"/>
    </style:style>
    <style:style style:name="T39" style:family="text">
      <style:text-properties officeooo:rsid="00b3ef37"/>
    </style:style>
    <style:style style:name="T40" style:family="text">
      <style:text-properties officeooo:rsid="00b4bd80"/>
    </style:style>
    <style:style style:name="T41" style:family="text">
      <style:text-properties officeooo:rsid="00b68143"/>
    </style:style>
    <style:style style:name="T42" style:family="text">
      <style:text-properties officeooo:rsid="00b7b5a4"/>
    </style:style>
    <style:style style:name="T43" style:family="text">
      <style:text-properties officeooo:rsid="00b7b7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CB IT Stuff recording <text:span text:style-name="T18">14 January</text:span> 201<text:span text:style-name="T23">5</text:span> transmission <text:span text:style-name="T21">15 January</text:span> 201<text:span text:style-name="T23">5</text:span></text:p>
      <text:p text:style-name="Text_20_body"><text:span text:style-name="T9">[0] </text:span><text:span text:style-name="T1">Introduction</text:span><text:span text:style-name="T10"> <text:s/></text:span><text:span text:style-name="T24">Hello biomass! Meet the carbon based lifeforms of the IT Stuff team (hellos) Welcome to the new year of 2015. If you're on Facebook, we very much hope you enjoyed "Your Year In Review". For those of us not on Facebook, this thing was a gimmick their timeline algorithms whipped up to show people the highlights of what they'd shared during the year. Unfortunately, in many cases pictures of lost loved ones, house fires and other calamities got shoved right back in yer face by the new artificial intelligences that Stephen Hawking warned us about last month.</text:span></text:p>
      <text:p text:style-name="P26">What's in today's Stuff? Well, we've got a prime minister who is severely lacking in intelligence, there's career opportunities for people with no <text:s/>there's moonpig.com and there are a couple of Leeds Hack reports that we found down the back of the sofa.</text:p>
      <text:p text:style-name="P18">Shout out to everybody at the Council gritting the roads this week, you can follow what they are up to on Twitter @bradfordalerts. And a shout out to our chum Dick, <text:span text:style-name="T43">he's not here</text:span> today because he's at home poorly, quote "coughing up a lung" and quote "sounds like Darth Vader".</text:p>
      <text:p text:style-name="P17"><text:span text:style-name="T2">[</text:span><text:span text:style-name="T6">3</text:span><text:span text:style-name="T2"> Min]</text:span><text:span text:style-name="T17"> Let's start by giving you all advance warning, it's just been announced that we're going to have a leap second at the end of June this year. So, Team, why does this fill software engineers with fear? </text:span>In 2012 it crashed <text:span text:style-name="T38">a few </text:span>websites <text:span text:style-name="T38">like</text:span> Reddit and Yelp<text:span text:style-name="T38"> (big deal)</text:span> and <text:span text:style-name="T38">disrupted </text:span>ai<text:span text:style-name="T38">r</text:span> <text:span text:style-name="T38">travel</text:span> in Australia<text:span text:style-name="T38">. Here's advice from Linus Torvalds: "</text:span>just take the leap second as an excuse to have a small nonsensical party for your closest friends.<text:span text:style-name="T38"> </text:span>Wear silly hats, get a banner printed that says “Leap Second Doomsday Party”, and get silly drunk. You’ll blink, and it’s over, but at least you’ll have the hangover next day to remind you of that glorious but fleeting extra second.<text:span text:style-name="T38">"</text:span></text:p>
      <text:p text:style-name="P18"><text:span text:style-name="T1">[6 Min]</text:span> Meanwhile, as memories fade about the attacks on Sony Pictures and the Playstation and Xbox networks, why not <text:span text:style-name="T39">spill your own customer's secrets. Apparently that's what's been going on at moonpig.com since forever. Someone called Paul Price noticed back in 2013 that there was no authentication whatsoever on their API, you could pull loads of personal details back from every customer transaction in the database, including the last four digits of the credit card number. He gave them well over a year to respond, they did nothing, so he went public, and they took all their apps offline and went completely silent on Twitter. <text:s/>And that's still the case ten days later.</text:span></text:p>
      <text:p text:style-name="P19">The worst part about this is, some poor bloke called Leigh had to spend days fending off abuse, because his twitter handle is @moonpig. Mistaken identity. The naughty moonpig.com moonpig is @moonpiguk.<text:span text:style-name="T40"> Please, listeners, if you're going to fling abuse, make sure you get the right target.</text:span></text:p>
      <text:p text:style-name="P3"><text:span text:style-name="T14">[8 Min]</text:span><text:span text:style-name="T39"> A bit of random news: </text:span></text:p>
      <text:p text:style-name="P4"><text:span text:style-name="T39">At the CCC conference in Germany, some researchers said that they've copied someone's</text:span> <text:span text:style-name="T39">fingerprints </text:span>from photos<text:span text:style-name="T39">. Specifically, the German defence minister's fingerprints.</text:span></text:p>
      <text:p text:style-name="P19">And the new 3d printer on the international Space Station came in handy when they needed a spanner. NASA emailed a spanner to the ISS. Epic win!</text:p>
      <text:p text:style-name="P16"><text:span text:style-name="T1">[</text:span><text:span text:style-name="T15">10</text:span><text:span text:style-name="T1"> min]</text:span> <text:span text:style-name="T37">And now it's time for our Big Brother Update, and this time it's a shocker. </text:span><text:span text:style-name="T16">[jingle!]</text:span></text:p>
      <text:p text:style-name="P23"><text:span text:style-name="T37">Every misfortune is an opportunity! And after the murders in Paris last week our Prime Minister Mr Cameron saw his chance and grabbed it. In some speech or other he actually promised stroke threatened that if re-elected he would ban any communications that the security services can't read. Quote "</text:span>Are we going to allow a means of communications which it simply isn’t possible to read?<text:span text:style-name="T41"> </text:span>My answer to that question is: ‘No, we must not.’ <text:span text:style-name="T37">"</text:span></text:p>
      <text:p text:style-name="P24"><text:span text:style-name="T41">This was said to be about "</text:span>services like WhatsApp, Snapchat and other encrypted online applications<text:span text:style-name="T41">" that have been strongly encrypted since people found out the spooks were trawling it all. The threat is: allow full access to the security services, or be banned.</text:span></text:p>
      <text:p text:style-name="P29">Where to start?</text:p>
      <text:p text:style-name="P32"><text:soft-page-break/>You remember all those assurances that they weren't reading content, just metadata? Well all those assurances would be dead.</text:p>
      <text:p text:style-name="P29">There's no back door that only lets good guys go through it. If your Whatsapp or Google Hangouts has a deliberately introduced flaw in it, then foreign spies, criminals, and bent coppers in cahoots with bent newspapers will be all over it in a flash.</text:p>
      <text:p text:style-name="P21">It can't just be confined to whatsapp and snapchat, except maybe in the imagination of ignorant people. It affects every form of communication from telephony to online banking, because the technology is the same and if one is banned the bad guys just move onto the next one until that's banned too. Everyone will know that the ones th<text:span text:style-name="T43">at are banned</text:span> are the ones that are safe, and the bad people will find a way to <text:span text:style-name="T43">carry on </text:span>us<text:span text:style-name="T43">ing</text:span> them through servers elsewhere in the planet. <text:span text:style-name="T43">Does the prime minister think he can stop people writing their own software to do the same thing, or does he think code only comes from Apple and Microsoft? He'd have to ban github and sourceforge. He'd have to screen every phone currently in circulation, and confiscate phones when people arrive from overseas.</text:span></text:p>
      <text:p text:style-name="P22">If you think this is just the security services protecting us from mass murder, well, it won't stay that way for long. They'll go after the nonces, fair enough. They'll go after the druggies. And then it'll be onto the pirates, <text:span text:style-name="T43">anyone that the Home Secretary thinks is a troublemaker, </text:span>animal <text:span text:style-name="T43">righ</text:span>ts<text:span text:style-name="T43">, green</text:span>s, and councils investigating whether <text:span text:style-name="T43">you should be paying business rates on your shed</text:span>.</text:p>
      <text:p text:style-name="P20"><text:span text:style-name="T43">When politicians in other parties go along with it (and they surely will) a</text:span>ll of us here at Team Stuff hope you'll remember<text:span text:style-name="T43"> this programme</text:span> when you vote in the next election. We have to be impartial during the election and we won't be allowed to remind you.</text:p>
      <text:p text:style-name="P14">And now news of a boost to the jobs market, if anybody wants to commute to Manchester. You spotted this Shi and it's a great career opportunity.</text:p>
      <text:p text:style-name="P15"><text:span text:style-name="T29">"Manchester's tech scene is thriving - and with the arrival of GCHQ at a new site in Greater Manchester it just got even more exciting". The skills you'll need: </text:span><text:bookmark text:name="datafield_16338__1"/>Java, C, C++, C#, .net<text:span text:style-name="T30"> and</text:span> Python<text:span text:style-name="T30">. Pay is from £25000 to £46000, the closing date is 25th January. What a great chance to give David Cameron the intelligence he lacks.</text:span></text:p>
      <text:p text:style-name="P5"><text:span text:style-name="T3">[1</text:span><text:span text:style-name="T12">4</text:span><text:span text:style-name="T3"> Min]</text:span><text:span text:style-name="T19"> This is BCB Radio 106.6 FM, you’re listening to IT Stuff. <text:s/>Coming up we’ll have more Leeds Hack reports. But first, let’s plug a couple of local events.</text:span></text:p>
      <text:p text:style-name="P11">We've previously mentioned the Bradford Coder Dojo, this is a Saturday club for <text:span text:style-name="T26">cool kids</text:span> and their parents who <text:span text:style-name="T26">want to hang out and get their coding on together. If you're a parent that thinks your kids are unnaturally geeky, this is what they need. It's been going a few months now and the next one will be on 17</text:span><text:span text:style-name="T31">th</text:span><text:span text:style-name="T32"> January from 9-30 to 12-30 </text:span><text:span text:style-name="Strong_20_Emphasis"><text:span text:style-name="T33">at the Innovation Centre Bradford,</text:span></text:span><text:span text:style-name="Strong_20_Emphasis"><text:span text:style-name="T34"> Peckover St in Little Germany</text:span></text:span><text:span text:style-name="Strong_20_Emphasis"><text:span text:style-name="T35">. Register at</text:span></text:span><text:span text:style-name="Strong_20_Emphasis"><text:span text:style-name="T34"> www.ticbradford.com/coderdojo </text:span></text:span><text:span text:style-name="Strong_20_Emphasis"><text:span text:style-name="T33">or you can email Paul Scott at </text:span></text:span><text:bookmark text:name="cloak641"/><text:a xlink:type="simple" xlink:href="mailto:bradford.uk@coderdojo.com" text:style-name="Internet_20_link" text:visited-style-name="Visited_20_Internet_20_Link"><text:span text:style-name="T32">bradford.uk@coderdojo.com</text:span></text:a></text:p>
      <text:p text:style-name="P12"><text:span text:style-name="T26">The other plug is a new meetup for the games developer community in and around Bradford. It's called Badonkadonk. What kind of folk would come up with a name like that? Badonkadonk is a chillaxed 2 hour get together in a pub for game creators in the Bradford area to play each others games (finished digital to paper protoypes), get face-to-face feedback and general tomfoolery. </text:span>The format is flexible and anyone can show up as long as they are making games.<text:span text:style-name="T26"> It's happening every 2nd Wednesday, 7-9pm at the Titus Salt Wetherspoons behind the Alhambra.</text:span></text:p>
      <text:p text:style-name="P30">Through a genius of timing, we'll have missed the first one before this show goes out, but you can't tell us what a hoot it was, because it hasn't happened yet! So the best we can do is plug the February one, so that's 11th February, Badonkadonk, the Bradford Games Developers' meetup. And I've worked it out, we'll have the same problem plugging it on every IT Stuff until April (sigh) Put it on your calendar -- xixs.com/badonkadonk</text:p>
      <text:p text:style-name="P12"><text:span text:style-name="T11">[</text:span><text:span text:style-name="T12">17 Min</text:span><text:span text:style-name="T11">]</text:span><text:span text:style-name="T13"> </text:span><text:span text:style-name="T28">And that brings us neatly on to retro gaming - archive.org has been working on their collection of old MS-DOS games. They now have 2,295 of them (but lots of duplicates), for </text:span><text:soft-page-break/><text:span text:style-name="T28">example Frogger and Paperboy 2 and Lemmings 3D and the original Pacman and Castle Wolfenstein and Championship Manager 93. You don't have to install anything, they run in your browser with sound and the most common problem is many of them run too fast! It's easy to find them, go to archive.org, click on Software and it's MS-DOS games under 'Featured'. Anything catch your eyes here folks?</text:span></text:p>
      <text:p text:style-name="P1"><text:span text:style-name="T7">[</text:span><text:span text:style-name="T8">1</text:span><text:span text:style-name="T12">9</text:span><text:span text:style-name="T7"> Min]</text:span><text:span text:style-name="T22"> Now it’s over to Brian at Leeds Hack for our last two interviews. Here are Tom, Harry and Adam with a Raspberry Pi controlled tracked robot, and Wes with a project called Drama Dive.</text:span></text:p>
      <table:table table:name="Table1" table:style-name="Table1">
        <table:table-column table:style-name="Table1.A"/>
        <table:table-column table:style-name="Table1.B"/>
        <table:table-row>
          <table:table-cell table:style-name="Table1.A1" office:value-type="string">
            <text:p text:style-name="Table_20_Contents">TomHarryAdamRasPiCtrlRobotWuthCaterpillarTracks</text:p>
          </table:table-cell>
          <table:table-cell table:style-name="Table1.A1" office:value-type="string">
            <text:p text:style-name="P25">01:58</text:p>
          </table:table-cell>
        </table:table-row>
        <table:table-row>
          <table:table-cell table:style-name="Table1.A1" office:value-type="string">
            <text:p text:style-name="Table_20_Contents">WesDramaDive</text:p>
          </table:table-cell>
          <table:table-cell table:style-name="Table1.A1" office:value-type="string">
            <text:p text:style-name="P25">02:02</text:p>
          </table:table-cell>
        </table:table-row>
      </table:table>
      <text:p text:style-name="P2"/>
      <text:p text:style-name="P2"><text:span text:style-name="T5">[</text:span><text:span text:style-name="T4">2</text:span><text:span text:style-name="T12">3</text:span><text:span text:style-name="T4"> Min</text:span><text:span text:style-name="T5">]</text:span><text:span text:style-name="T20"> That was our last instalment of Leeds Hack interviews: thanks to Brian and the Leeds Hack Crew. You can find a full length complilation podcast of all our 2014 Leeds Hack interviews on the IT Stuff Website, itstuff.org.uk, and you can follow us on Twitter @itstuffradio. And there's also Listen Again on the main BCB website, but there's some bad news about that. Due to demands from the music licensing authorities, the folk who do Listen Again for BCB and lots of others have had to be cut it back to 28 days. Sorry about that, nowt we can do, basically they want more brass and we have none.</text:span></text:p>
      <text:p text:style-name="P9">On a<text:span text:style-name="T27">nother</text:span> sad note, this is the last show to include our chum Dave, who's moving to Scotland<text:span text:style-name="T27"> hashtag indyref</text:span>. <text:span text:style-name="T27">H</text:span>e's founded the Bradford Linux Users Group, the Aire Valley bike bus, and the Record Club in Shipley. <text:span text:style-name="T27">W</text:span>e'll miss Dave a lot.<text:span text:style-name="T26"> hashtag sadface</text:span></text:p>
      <text:p text:style-name="P6">Before we go, here once again are details of those two local events that we plugged earlier.</text:p>
      <text:p text:style-name="P6">The Bradford Coder Dojo is <text:span text:style-name="T26">on 17</text:span><text:span text:style-name="T31">th</text:span><text:span text:style-name="T32"> January from 9-30 to 12-30 </text:span><text:span text:style-name="Strong_20_Emphasis"><text:span text:style-name="T33">at the Innovation Centre Bradford,</text:span></text:span><text:span text:style-name="Strong_20_Emphasis"><text:span text:style-name="T34"> Peckover St in Little Germany</text:span></text:span><text:span text:style-name="Strong_20_Emphasis"><text:span text:style-name="T35">. </text:span></text:span><text:span text:style-name="Strong_20_Emphasis"><text:span text:style-name="T36">That's </text:span></text:span><text:span text:style-name="Strong_20_Emphasis"><text:span text:style-name="T34"><text:s/>www.ticbradford.com/coderdojo</text:span></text:span></text:p>
      <text:p text:style-name="P10">The next Badonkadonk, the Bradford Games creators' meetup, is on Wednesday February 11th 7 til 9 pm in the Titus Salt (in the same block as the Alhambra). That's xixs.com/badonkadonk</text:p>
      <text:p text:style-name="P8"><text:span text:style-name="T25">F</text:span>inally, we leave you with news of the Pirate Bay. Last month tpb was raided by the dirty babylon and shut down. However, over the new year's holiday, the holding page started counting down the days to 1st Feb, and a hidden coded message referred to this <text:span text:style-name="T25">film clip</text:span> compilation on YouTube. So draw your own conclusions. <text:span text:style-name="T27">And then our closing music is The Pirate Song by Spray. Tarra</text:span>!</text:p>
      <text:p text:style-name="P7"><text:span text:style-name="T1">[2</text:span><text:span text:style-name="T12">5</text:span><text:span text:style-name="T1"> Min</text:span><text:span text:style-name="T12"> 48 sec</text:span><text:span text:style-name="T1">]</text:span><text:span text:style-name="T12"> </text:span><text:span text:style-name="T25">Ahnuld + Spray [4m 04s]</text:span></text:p>
      <text:p text:style-name="P31">[29 Min 52 Sec] End</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5-01-14T11:57:21.790805211</dc:date>
    <meta:editing-duration>PT1H41M48S</meta:editing-duration>
    <meta:editing-cycles>22</meta:editing-cycles>
    <meta:generator>LibreOffice/4.3.5.2.0$Linux_X86_64 LibreOffice_project/430m0$Build-2</meta:generator>
    <meta:document-statistic meta:table-count="1" meta:image-count="0" meta:object-count="0" meta:page-count="3" meta:paragraph-count="39" meta:word-count="1827" meta:character-count="10475" meta:non-whitespace-character-count="8681"/>
  </office:meta>
</office:document-meta>
</file>